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9.17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/>
  </office:automatic-styles>
  <office:body>
    <office:spreadsheet>
      <table:table table:name="pp_konkurencje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bersity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tmp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3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3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4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4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6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6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7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7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8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8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9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9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0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0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1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1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2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2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3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3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4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4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5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5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6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6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3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3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4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4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6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6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7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7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8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8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9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9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0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0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1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1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2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2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3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3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4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4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5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5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6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6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3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3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4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4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6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6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7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7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8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8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9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9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0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0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1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1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2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2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3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3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4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4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5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5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6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6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3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3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4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4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6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6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7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7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8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8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9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9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0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0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1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1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2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2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3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3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4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4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5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5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6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6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3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3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4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4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6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6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7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7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8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8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9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9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0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0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1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1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2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2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3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3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4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4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5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5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6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6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3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3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4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4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6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6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7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7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8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8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9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9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0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0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1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1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2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2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3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3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4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4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5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5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6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6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9" office:value-type="string" calcext:value-type="string">
            <text:p/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/>
          <table:table-cell office:value-type="string" calcext:value-type="string">
            <text:p>03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/>
          <table:table-cell office:value-type="string" calcext:value-type="string">
            <text:p>04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/>
          <table:table-cell office:value-type="string" calcext:value-type="string">
            <text:p>05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/>
          <table:table-cell office:value-type="string" calcext:value-type="string">
            <text:p>06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/>
          <table:table-cell office:value-type="string" calcext:value-type="string">
            <text:p>07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/>
          <table:table-cell office:value-type="string" calcext:value-type="string">
            <text:p>08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/>
          <table:table-cell office:value-type="string" calcext:value-type="string">
            <text:p>09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/>
          <table:table-cell office:value-type="string" calcext:value-type="string">
            <text:p>10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/>
          <table:table-cell office:value-type="string" calcext:value-type="string">
            <text:p>11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/>
          <table:table-cell office:value-type="string" calcext:value-type="string">
            <text:p>12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/>
          <table:table-cell office:value-type="string" calcext:value-type="string">
            <text:p>13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/>
          <table:table-cell office:value-type="string" calcext:value-type="string">
            <text:p>14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/>
          <table:table-cell office:value-type="string" calcext:value-type="string">
            <text:p>15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/>
          <table:table-cell office:value-type="string" calcext:value-type="string">
            <text:p>16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table:number-columns-repeated="9" office:value-type="string" calcext:value-type="string">
            <text:p/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03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04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06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07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08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09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10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11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12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13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14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15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16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9" office:value-type="string" calcext:value-type="string">
            <text:p/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/>
          <table:table-cell office:value-type="string" calcext:value-type="string">
            <text:p>03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04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/>
          <table:table-cell office:value-type="string" calcext:value-type="string">
            <text:p>05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/>
          <table:table-cell office:value-type="string" calcext:value-type="string">
            <text:p>06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/>
          <table:table-cell office:value-type="string" calcext:value-type="string">
            <text:p>07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/>
          <table:table-cell office:value-type="string" calcext:value-type="string">
            <text:p>08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/>
          <table:table-cell office:value-type="string" calcext:value-type="string">
            <text:p>09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/>
          <table:table-cell office:value-type="string" calcext:value-type="string">
            <text:p>10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/>
          <table:table-cell office:value-type="string" calcext:value-type="string">
            <text:p>11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/>
          <table:table-cell office:value-type="string" calcext:value-type="string">
            <text:p>12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/>
          <table:table-cell office:value-type="string" calcext:value-type="string">
            <text:p>13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/>
          <table:table-cell office:value-type="string" calcext:value-type="string">
            <text:p>14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/>
          <table:table-cell office:value-type="string" calcext:value-type="string">
            <text:p>15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/>
          <table:table-cell office:value-type="string" calcext:value-type="string">
            <text:p>16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table:number-columns-repeated="9" office:value-type="string" calcext:value-type="string">
            <text:p/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/>
          <table:table-cell office:value-type="string" calcext:value-type="string">
            <text:p>03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/>
          <table:table-cell office:value-type="string" calcext:value-type="string">
            <text:p>04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/>
          <table:table-cell office:value-type="string" calcext:value-type="string">
            <text:p>05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/>
          <table:table-cell office:value-type="string" calcext:value-type="string">
            <text:p>06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/>
          <table:table-cell office:value-type="string" calcext:value-type="string">
            <text:p>07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/>
          <table:table-cell office:value-type="string" calcext:value-type="string">
            <text:p>08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/>
          <table:table-cell office:value-type="string" calcext:value-type="string">
            <text:p>09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/>
          <table:table-cell office:value-type="string" calcext:value-type="string">
            <text:p>10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/>
          <table:table-cell office:value-type="string" calcext:value-type="string">
            <text:p>11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/>
          <table:table-cell office:value-type="string" calcext:value-type="string">
            <text:p>12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/>
          <table:table-cell office:value-type="string" calcext:value-type="string">
            <text:p>13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/>
          <table:table-cell office:value-type="string" calcext:value-type="string">
            <text:p>14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/>
          <table:table-cell office:value-type="string" calcext:value-type="string">
            <text:p>15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/>
          <table:table-cell office:value-type="string" calcext:value-type="string">
            <text:p>16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table:number-columns-repeated="9" office:value-type="string" calcext:value-type="string">
            <text:p/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03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04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06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07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08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09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10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11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12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13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14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15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16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table:number-columns-repeated="9" office:value-type="string" calcext:value-type="string">
            <text:p/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03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04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06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07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08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09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10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11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12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13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14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15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16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9" office:value-type="string" calcext:value-type="string">
            <text:p/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I, Elektronika i Telekomunikacja,A3-A4/103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I, Elektronika i Telekomunikacja,D6/201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II, Elektronika i Telekomunikacja, D6/201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II, Elektronika i Telekomunikacja,D6/201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I, Teleinformatyka,D5/1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09:30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I, Teleinformatyka, D5/1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12:15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II, Teleinformatyka, D5/1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II, Teleinformatyka, U2/1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09:35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I, Informatyka, D17 1.38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12:50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I, Informatyka, D17 1.39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II, Informatyka, D17 2.41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12:15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II, Informatyka, D17 2.41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09:45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I, Informatyka i Ekonometria, D14 307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I, Informatyka i Ekonometria, D14 1.6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I, Zarządzanie, D14 Aula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16:45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II, Zarządzanie, D14 A-0.3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II, Zarządzanie, D14 Aula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V rok, Inżynieria Środowiska, SK hala IS, Wydział Inżynierii Elektrycznej I Komputerowej ul. Szlak 73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 rok, Ochrona Środowiska, 415 IS, Wydział Inżynierii Elektrycznej I Komputerowej ul. Szlak 73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10:15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 rok, Ochrona Środowiska, 415 IS, Wydział Inżynierii Elektrycznej I Komputerowej ul. Szlak 73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 rok, Ochrona Środowiska, 415 IS, Wydział Inżynierii Elektrycznej I Komputerowej ul. Szlak 73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12:15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 rok, Ochrona Środowiska, 415 IS, Wydział Inżynierii Elektrycznej I Komputerowej ul. Szlak 73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12:15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I rok, Ochrona Środowiska, 415 IS, Wydział Inżynierii Elektrycznej I Komputerowej ul. Szlak 73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I rok, Ochrona Środowiska, 547 IS, Wydział Inżynierii Elektrycznej I Komputerowej ul. Szlak 73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12:15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I rok, Ochrona Środowiska, 519 IS, Wydział Inżynierii Elektrycznej I Komputerowej ul. Szlak 73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10:15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II rok, Ochrona Środowiska, 627 IS, Wydział Inżynierii Elektrycznej I Komputerowej ul. Szlak 73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II rok, Ochrona Środowiska, 627 IS, Wydział Inżynierii Elektrycznej I Komputerowej ul. Szlak 73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II rok, Ochrona Środowiska, 415 IS, Wydział Inżynierii Elektrycznej I Komputerowej ul. Szlak 73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 rok, Energetyka, A607, Wydział Inżynierii Elektrycznej i Komputerowej ul. Warszawska 24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 rok, Energetyka, W 10, Wydział Inżynierii Elektrycznej i Komputerowej ul. Warszawska 24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I rok, Energetyka, A607, Wydział Inżynierii Elektrycznej i Komputerowej ul. Warszawska 24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09:15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I rok, Energetyka, A607, Wydział Inżynierii Elektrycznej i Komputerowej ul. Warszawska 24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II rok, Energetyka, W A3, Wydział Inżynierii Elektrycznej i Komputerowej ul. Warszawska 24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II rok, Energetyka, W A4, Wydział Inżynierii Elektrycznej i Komputerowej ul. Warszawska 24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5"/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09:3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I rok, Stosunki miedzynarodowe, s. 240, ul. Podchorążych 2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 rok, Stosunki miedzynarodowe, aula, ul. Podchorążych 2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Czwartek 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II rok, Stosunki miedzynarodowe, s. 222, ul. Podchorążych 2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I rok, Filologia angielska, s. 103, ul. Podchorążych 2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II rok, Filologia angielska, s. 313, ul. Podchorążych 2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II rok, Filologia angielska, s. 513, ul. Podchorążych 2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09:45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V rok, Filologia angielska, s. 204, ul. Podchorążych 2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V rok, Filologia angielska, s. 101, ul. Podchorążych 2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I rok, Filologia romanska, s. 110N, ul. Podchorążych 2 (nowe skrzydło)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13:15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II rok, Filologia romanska, s. 346, ul. Podchorążych 2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09:3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II rok, Filologia rosyjska, s. A1, ul. Podchorążych 2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Wtorek 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I rok, Filologia hiszpanska, s. 305, ul. Studencka 5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Poniedziałek 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V rok, Informatyka, s. 419N, ul. Podchorążych 2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Czwartek </text:p>
          </table:table-cell>
          <table:table-cell office:value-type="string" calcext:value-type="string">
            <text:p>16:15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II rok, Informatyka, s. 421N, ul. Podchorążych 2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Poniedziałek 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II rok, Grafika, s. 66, ul. Podbrzezie 3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V rok, Grafika, s. 72, ul. Podbrzezie 3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V rok, Grafika, s. 57, ul. Podbrzezie 3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 rok, Historia, s. 333, ul. Podchorążych 2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Czwartek 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I rok, Historia, s. 333, ul. Podchorążych 2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II rok, Historia, s. 333, ul. Podchorążych 2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09:3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 rok, Politologia, s. 445, ul. Podchorążych 2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I rok, Politologia, s. 237, ul. Podchorążych 2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5"/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08:45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I rok, Informatyka Stosowana, Paw S sala 5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14:50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I rok, Informatyka Stosowana, Bibl. 441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I rok, Informatyka Stosowana, Paw. C sala E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09:35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I rok, Informatyka Stosowana, Paw. C sala E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14:50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I rok, Stosunki międzynarodowe, Paw. E sala H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18:10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I rok, Stosunki międzynarodowe, Paw. B 351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I rok, Stosunki międzynarodowe, Paw. C sala E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14:50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I rok, Stosunki międzynarodowe, Paw.S sala 8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14:50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I rok, Międzynarodowe stosunki gospodarcze, Paw. C sala D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I rok, Międzynarodowe stosunki gospodarcze, Paw.S sala 9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I rok, Międzynarodowe stosunki gospodarcze, Paw. C sala D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I rok, Międzynarodowe stosunki gospodarcze, Paw. C sala F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I rok, Marketing i komunikacja rynkowa, Paw. S sala 3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14:50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I rok, Marketing i komunikacja rynkowa, Paw. S sala 3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I rok, Zarządzanie, Paw. S sala 2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09:35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I rok, Zarządzanie, Paw. C sala D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09:35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I rok, Europeistyka, Paw. F 106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I rok, Europeistyka, 30 koło kortów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inne</text:p>
          </table:table-cell>
          <table:table-cell office:value-type="string" calcext:value-type="string">
            <text:p>03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B Show</text:p>
          </table:table-cell>
          <table:table-cell office:value-type="string" calcext:value-type="string">
            <text:p>Rozgłoś wieść o smerfmisji! Papa Smerf jest na wakacjach i nie ma kto informować o smerfmisjach. Facebook zawsze pomoże! Kopiujcie posty z @ na dziko i wklejajcie na grupach dziekańskich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inne</text:p>
          </table:table-cell>
          <table:table-cell office:value-type="string" calcext:value-type="string">
            <text:p>12-11-2014</text:p>
          </table:table-cell>
          <table:table-cell table:style-name="Default"/>
          <table:table-cell office:value-type="string" calcext:value-type="string">
            <text:p>FB Show</text:p>
          </table:table-cell>
          <table:table-cell office:value-type="string" calcext:value-type="string">
            <text:p>Rozgłoś wieść o smerfmisji! Papa Smerf jest na wakacjach i nie ma kto informować o smerfmisjach. Facebook zawsze pomoże! Kopiujcie posty z @ na dziko i wklejajcie na grupach dziekańskich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05-11-2014</text:p>
          </table:table-cell>
          <table:table-cell office:value-type="time" office:time-value="PT22H00M00S" calcext:value-type="time">
            <text:p>22:00</text:p>
          </table:table-cell>
          <table:table-cell office:value-type="string" calcext:value-type="string">
            <text:p>Impreza</text:p>
          </table:table-cell>
          <table:table-cell office:value-type="string" calcext:value-type="string">
            <text:p>Cartoon Party w klubie Diva! Przebierajcie się za postacie z bajek - każdy z obecnych dostaje punkty do promo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 table:number-rows-repeated="104820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p_user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_google</text:p>
          </table:table-cell>
          <table:table-cell office:value-type="string" calcext:value-type="string">
            <text:p>gp_name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inne</text:p>
          </table:table-cell>
          <table:table-cell office:value-type="string" calcext:value-type="string">
            <text:p>pkt</text:p>
          </table:table-cell>
        </table:table-row>
      </table:table>
      <table:table table:name="pp_user_dyscyplin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event_id</text:p>
          </table:table-cell>
          <table:table-cell office:value-type="string" calcext:value-type="string">
            <text:p>confirmation</text:p>
          </table:table-cell>
        </table:table-row>
      </table:table>
      <table:named-expressions/>
      <table:database-ranges>
        <table:database-range table:name="__Anonymous_Sheet_DB__0" table:target-range-address="pp_konkurencje.B261:pp_konkurencje.F277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73in" fo:page-height="11.6925in" style:num-format="1" style:print-orientation="portrait" fo:margin-top="1in" fo:margin-bottom="1in" fo:margin-left="1.25in" fo:margin-right="1.25in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1">00/00/0000</text:date>, <text:time style:data-style-name="N2" text:time-value="20:10:53.3365057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 LibreOffice_project/420m0$Build-3</meta:generator>
    <meta:initial-creator>phpMyAdmin 3.5.8.2</meta:initial-creator>
    <meta:creation-date>2014-11-01T17:56:49</meta:creation-date>
    <dc:date>2014-11-01T20:47:52.810544378</dc:date>
    <dc:creator>Patryk Kalinowski</dc:creator>
    <meta:editing-duration>PT38M26S</meta:editing-duration>
    <meta:editing-cycles>9</meta:editing-cycles>
    <meta:document-statistic meta:table-count="3" meta:cell-count="3657" meta:object-count="0"/>
  </office:meta>
</office:document-meta>
</file>